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Helvetica Neue" svg:font-family="'Helvetica Neue', Helvetica, Arial, sans-serif"/>
    <style:font-face style:name="Menlo" svg:font-family="Menlo, Monaco, Consolas, 'Courier New', monospac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monospace" svg:font-family="monospace"/>
    <style:font-face style:name="var ff-mono" svg:font-family="'var ff-mono'"/>
  </office:font-face-decls>
  <office:automatic-styles>
    <style:style style:name="P1" style:family="paragraph" style:parent-style-name="Preformatted_20_Text">
      <style:text-properties officeooo:rsid="0015c810" officeooo:paragraph-rsid="0015c810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333333" loext:opacity="100%" style:font-name="Helvetica Neue" fo:font-size="10.5pt" fo:letter-spacing="normal" fo:font-style="normal" fo:font-weight="normal"/>
    </style:style>
    <style:style style:name="P4" style:family="paragraph" style:parent-style-name="Preformatted_20_Text">
      <style:paragraph-properties fo:margin-left="0cm" fo:margin-right="0cm" fo:text-indent="0cm" style:auto-text-indent="false"/>
      <style:text-properties style:font-name="monospace"/>
    </style:style>
    <style:style style:name="P5" style:family="paragraph" style:parent-style-name="Preformatted_20_Text">
      <style:text-properties officeooo:rsid="001966cf" officeooo:paragraph-rsid="001966cf"/>
    </style:style>
    <style:style style:name="P6" style:family="paragraph" style:parent-style-name="Preformatted_20_Text">
      <style:text-properties officeooo:rsid="001966cf" officeooo:paragraph-rsid="001aa80d"/>
    </style:style>
    <style:style style:name="P7" style:family="paragraph" style:parent-style-name="Preformatted_20_Text">
      <style:text-properties officeooo:rsid="0019ec44" officeooo:paragraph-rsid="0019ec44"/>
    </style:style>
    <style:style style:name="P8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333333" loext:opacity="100%" style:font-name="Helvetica Neue" fo:font-size="16.5pt" fo:letter-spacing="normal" fo:font-style="normal" fo:font-weight="normal"/>
    </style:style>
    <style:style style:name="P9" style:family="paragraph" style:parent-style-name="Preformatted_20_Text" style:list-style-name="L1">
      <loext:graphic-properties draw:fill="solid" draw:fill-color="#f5f5f5" draw:opacity="100%"/>
      <style:paragraph-properties fo:margin-left="0cm" fo:margin-right="0cm" fo:margin-top="0cm" fo:margin-bottom="0cm" style:contextual-spacing="false" fo:line-height="142%" fo:orphans="2" fo:widows="2" fo:text-indent="0cm" style:auto-text-indent="false" fo:background-color="#f5f5f5" fo:padding-left="0.238cm" fo:padding-right="0cm" fo:padding-top="0.079cm" fo:padding-bottom="0.053cm" fo:border-left="0.06pt solid #cccccc" fo:border-right="none" fo:border-top="0.06pt solid #cccccc" fo:border-bottom="0.06pt solid #cccccc"/>
      <style:text-properties fo:font-variant="normal" fo:text-transform="none" fo:color="#333333" loext:opacity="100%" style:font-name="Menlo" fo:font-size="9.75pt" fo:letter-spacing="normal" fo:font-style="normal" fo:font-weight="normal"/>
    </style:style>
    <style:style style:name="P10" style:family="paragraph" style:parent-style-name="Preformatted_20_Text">
      <style:text-properties officeooo:rsid="001aa80d" officeooo:paragraph-rsid="001aa80d"/>
    </style:style>
    <style:style style:name="P11" style:family="paragraph" style:parent-style-name="Text_20_body" style:list-style-name="L1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333333" loext:opacity="100%" style:font-name="Helvetica Neue" fo:font-size="10.5pt" fo:letter-spacing="normal" fo:font-style="normal" fo:font-weight="normal"/>
    </style:style>
    <style:style style:name="P12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333333" loext:opacity="100%" style:font-name="Helvetica Neue" fo:font-size="10.5pt" fo:letter-spacing="normal" fo:font-style="normal" fo:font-weight="normal"/>
    </style:style>
    <style:style style:name="P13" style:family="paragraph" style:parent-style-name="Text_20_body" style:list-style-name="L1">
      <style:paragraph-properties fo:margin-left="0cm" fo:margin-right="0cm" fo:margin-top="0cm" fo:margin-bottom="0.265cm" style:contextual-spacing="false" fo:orphans="2" fo:widows="2" fo:text-indent="0cm" style:auto-text-indent="false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variant="normal" fo:text-transform="none" fo:color="#333333" loext:opacity="100%" style:font-name="Helvetica Neue" fo:font-size="10.5pt" fo:letter-spacing="normal" fo:font-style="normal" fo:font-weight="normal"/>
    </style:style>
    <style:style style:name="T4" style:family="text">
      <style:text-properties fo:font-variant="normal" fo:text-transform="none" fo:color="#337ab7" loext:opacity="100%" style:text-line-through-style="none" style:text-line-through-type="none" style:font-name="Helvetica Neue" fo:font-size="10.5pt" fo:letter-spacing="normal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style:font-name="var ff-mono" fo:font-style="normal" fo:font-weight="normal" fo:background-color="transparent" loext:char-shading-value="0" loext:padding="0cm" loext:border="none"/>
    </style:style>
    <style:style style:name="T6" style:family="text">
      <style:text-properties officeooo:rsid="00182694"/>
    </style:style>
    <style:style style:name="T7" style:family="text">
      <style:text-properties officeooo:rsid="0019ec44"/>
    </style:style>
    <style:style style:name="T8" style:family="text">
      <style:text-properties officeooo:rsid="001a8218"/>
    </style:style>
    <style:style style:name="T9" style:family="text">
      <style:text-properties officeooo:rsid="001aa80d"/>
    </style:style>
    <style:style style:name="T10" style:family="text">
      <style:text-properties officeooo:rsid="001c3f9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a">
        <style:list-level-properties text:space-before="2.501cm"/>
      </text:list-level-style-number>
      <text:list-level-style-number text:level="3" text:style-name="Numbering_20_Symbols" loext:num-list-format="%3%." style:num-suffix="." style:num-format="a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a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a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a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a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a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a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a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armv7installation"/>ARMv7 Installation</text:p>
      <text:p text:style-name="P3">Use this installation if you require any of the vendor's kernel hacks, overlays, or closed-source GPU blobs and utilities.</text:p>
      <text:p text:style-name="P3">Replace <text:span text:style-name="T1">sdX</text:span> in the following instructions with the device name for the SD card as it appears on your computer.</text:p>
      <text:list text:style-name="L1">
        <text:list-item>
          <text:p text:style-name="P11">Start fdisk to partition the SD card:</text:p>
          <text:p text:style-name="P9">fdisk /dev/sdX</text:p>
        </text:list-item>
        <text:list-item>
          <text:p text:style-name="P11">At the fdisk prompt, delete old partitions and create a new one:</text:p>
          <text:list>
            <text:list-item>
              <text:p text:style-name="P12">Type <text:span text:style-name="T1">o</text:span>. This will clear out any partitions on the drive.</text:p>
            </text:list-item>
            <text:list-item>
              <text:p text:style-name="P12">Type <text:span text:style-name="T1">p</text:span> to list partitions. There should be no partitions left.</text:p>
            </text:list-item>
            <text:list-item>
              <text:p text:style-name="P12">Type <text:span text:style-name="T1">n</text:span>, then <text:span text:style-name="T1">p</text:span> for primary, <text:span text:style-name="T1">1</text:span> for the first partition on the drive, press ENTER to accept the default first sector, then type <text:span text:style-name="T1">+200M</text:span> for the last sector.</text:p>
            </text:list-item>
            <text:list-item>
              <text:p text:style-name="P12">Type <text:span text:style-name="T1">t</text:span>, then <text:span text:style-name="T1">c</text:span> to set the first partition to type W95 FAT32 (LBA).</text:p>
            </text:list-item>
            <text:list-item>
              <text:p text:style-name="P12">Type <text:span text:style-name="T1">n</text:span>, then <text:span text:style-name="T1">p</text:span> for primary, <text:span text:style-name="T1">2</text:span> for the second partition on the drive, and then press ENTER twice to accept the default first and last sector.</text:p>
            </text:list-item>
            <text:list-item>
              <text:p text:style-name="P12">Write the partition table and exit by typing <text:span text:style-name="T1">w</text:span>.</text:p>
            </text:list-item>
          </text:list>
        </text:list-item>
        <text:list-item>
          <text:p text:style-name="P11">Create and mount the FAT filesystem:</text:p>
          <text:p text:style-name="P9">mkfs.vfat /dev/sdX1</text:p>
          <text:p text:style-name="P9">mkdir boot</text:p>
          <text:p text:style-name="P9">mount /dev/sdX1 boot</text:p>
        </text:list-item>
        <text:list-item>
          <text:p text:style-name="P11">Create and mount the ext4 filesystem:</text:p>
          <text:p text:style-name="P9">mkfs.ext4 /dev/sdX2</text:p>
          <text:p text:style-name="P9">mkdir root</text:p>
          <text:p text:style-name="P9">mount /dev/sdX2 root</text:p>
        </text:list-item>
        <text:list-item>
          <text:p text:style-name="P11">Download and extract the root filesystem (as root, not via sudo):</text:p>
          <text:p text:style-name="P9">wget http://os.archlinuxarm.org/os/ArchLinuxARM-rpi-armv7-latest.tar.gz</text:p>
          <text:p text:style-name="P9">bsdtar -xpf ArchLinuxARM-rpi-armv7-latest.tar.gz -<text:span text:style-name="T6">v</text:span>C root</text:p>
          <text:p text:style-name="P9">sync</text:p>
        </text:list-item>
        <text:list-item>
          <text:p text:style-name="P11">Move boot files to the first partition:</text:p>
          <text:p text:style-name="P9">mv root/boot/* boot</text:p>
        </text:list-item>
        <text:list-item>
          <text:p text:style-name="P11">Unmount the two partitions:</text:p>
          <text:p text:style-name="P9">umount boot root</text:p>
        </text:list-item>
        <text:list-item>
          <text:p text:style-name="P11">Insert the SD card into the Raspberry Pi, connect ethernet, and apply 5V power.</text:p>
        </text:list-item>
        <text:list-item>
          <text:p text:style-name="P11">Use the serial console or SSH to the IP address given to the board by your router.</text:p>
          <text:list>
            <text:list-item>
              <text:p text:style-name="P12">Login as the default user <text:span text:style-name="T2">alarm</text:span> with the password <text:span text:style-name="T2">alarm</text:span>.</text:p>
            </text:list-item>
            <text:list-item>
              <text:p text:style-name="P12"><text:soft-page-break/>The default root password is <text:span text:style-name="T2">root</text:span>.</text:p>
            </text:list-item>
          </text:list>
        </text:list-item>
        <text:list-item>
          <text:p text:style-name="P13"><text:span text:style-name="T3">Initialize the pacman keyring and populate the Arch Linux ARM </text:span><text:a xlink:type="simple" xlink:href="https://archlinuxarm.org/about/package-signing" text:style-name="Internet_20_link" text:visited-style-name="Visited_20_Internet_20_Link"><text:span text:style-name="T4">package signing</text:span></text:a><text:span text:style-name="T3"> keys:</text:span></text:p>
          <text:p text:style-name="P9">pacman-key --init</text:p>
          <text:p text:style-name="P9">pacman-key --populate archlinuxarm</text:p>
        </text:list-item>
      </text:list>
      <text:p text:style-name="P4"/>
      <text:p text:style-name="P10">0.</text:p>
      <text:p text:style-name="P6">wifi-menu</text:p>
      <text:p text:style-name="P5">netctl enable „nazwa-utowrzonego połączenia”</text:p>
      <text:p text:style-name="P5"/>
      <text:p text:style-name="Preformatted_20_Text">ssh <text:span text:style-name="T10">USER</text:span>@<text:span text:style-name="T10">IPadres</text:span> -- 3b</text:p>
      <text:p text:style-name="P7">jak<text:span text:style-name="T9">o</text:span> root</text:p>
      <text:p text:style-name="Preformatted_20_Text">1. ustawienie czasu lokalnego</text:p>
      <text:p text:style-name="Preformatted_20_Text">ln -sf /usr/share/zoneinfo/Europe/Warsaw /etc/localtime #&amp;&amp; hwclock --systohc –utc</text:p>
      <text:p text:style-name="P1">1.1</text:p>
      <text:p text:style-name="P7">pacman -Sy</text:p>
      <text:p text:style-name="P1">pacman-key –init</text:p>
      <text:p text:style-name="P1">pacman-key –populate archlinuxarm</text:p>
      <text:p text:style-name="P1">pacman -Sy<text:span text:style-name="T7">u</text:span></text:p>
      <text:p text:style-name="Preformatted_20_Text"/>
      <text:p text:style-name="Preformatted_20_Text">2. jesli jest brak mozliwości synchronizacji jako root:</text:p>
      <text:p text:style-name="Preformatted_20_Text">pacman -S ntp &amp;&amp; sudo ntpdate pool.ntp.org</text:p>
      <text:p text:style-name="Preformatted_20_Text">timedatectl set-ntp true &amp;&amp; timedatectl</text:p>
      <text:p text:style-name="Preformatted_20_Text">sudo pacman -S archlinuxarm-keyring <text:span text:style-name="T8">#</text:span>setuptools </text:p>
      <text:p text:style-name="Preformatted_20_Text">sudo pacman-key --init &amp;&amp; sudo pacman-key --populate archlinuxarm</text:p>
      <text:p text:style-name="P2"><text:span text:style-name="Source_20_Text"><text:span text:style-name="T5">sudo pacman -S binutils make gcc pkg-config fakeroot base-devel</text:span></text:span></text:p>
      <text:p text:style-name="Preformatted_20_Text"/>
      <text:p text:style-name="Preformatted_20_Text"/>
      <text:p text:style-name="Preformatted_20_Text">3. yay + zsh + p10k</text:p>
      <text:p text:style-name="Preformatted_20_Text">sudo git clone https://aur.archlinux.org/yay-bin.git &amp;&amp; sudo chown -R &lt;user:group&gt; yay-bin &amp;&amp; cd yay-bin &amp;&amp; makepkg -si &amp;&amp; yay -S tmux btop tree zsh</text:p>
      <text:p text:style-name="Preformatted_20_Text">sh -c "$(wget https://raw.githubusercontent.com/ohmyzsh/ohmyzsh/master/tools/install.sh -O -)"</text:p>
      <text:p text:style-name="Preformatted_20_Text"/>
      <text:p text:style-name="Preformatted_20_Text">gcc --version</text:p>
      <text:p text:style-name="Preformatted_20_Text">git --version</text:p>
      <text:p text:style-name="Preformatted_20_Text"/>
      <text:p text:style-name="Preformatted_20_Text"/>
      <text:p text:style-name="Preformatted_20_Text">Tmux</text:p>
      <text:p text:style-name="Preformatted_20_Text">tmux #(ctrl+b+% ctrl+b+") żeby przskoczyć ctrl+b+o </text:p>
      <text:p text:style-name="Preformatted_20_Text">btop --utf-force</text:p>
      <text:p text:style-name="Preformatted_20_Text"/>
      <text:p text:style-name="Preformatted_20_Text"/>
      <text:p text:style-name="Preformatted_20_Text"><text:s/>VirtualEnv</text:p>
      <text:p text:style-name="Preformatted_20_Text"># testowane na ubuntu</text:p>
      <text:p text:style-name="Preformatted_20_Text"/>
      <text:p text:style-name="Preformatted_20_Text"># Krok 1: Zainstaluj pakiety systemowe</text:p>
      <text:p text:style-name="Preformatted_20_Text">sudo apt install python3-pip</text:p>
      <text:p text:style-name="Preformatted_20_Text">sudo apt-get install RPi.GPIO</text:p>
      <text:p text:style-name="Preformatted_20_Text">sudo apt update</text:p>
      <text:p text:style-name="Preformatted_20_Text">sudo apt install python3-venv python3-pip</text:p>
      <text:p text:style-name="Preformatted_20_Text"/>
      <text:p text:style-name="Preformatted_20_Text"># Krok 2: Utwórz środowisko wirtualne</text:p>
      <text:p text:style-name="Preformatted_20_Text">python3 -m venv ~/moje_srodowisko</text:p>
      <text:p text:style-name="Preformatted_20_Text"/>
      <text:p text:style-name="Preformatted_20_Text"># Krok 3: Aktywuj środowisko wirtualne</text:p>
      <text:p text:style-name="Preformatted_20_Text">source ~/moje_srodowisko/bin/activate</text:p>
      <text:p text:style-name="Preformatted_20_Text"/>
      <text:p text:style-name="Preformatted_20_Text"># Krok 4: Zaktualizuj pip wewnątrz środowiska wirtualnego</text:p>
      <text:p text:style-name="Preformatted_20_Text"><text:soft-page-break/>pip install --upgrade pip</text:p>
      <text:p text:style-name="Preformatted_20_Text"/>
      <text:p text:style-name="Preformatted_20_Text"># Krok 5: Zainstaluj pakiet</text:p>
      <text:p text:style-name="Preformatted_20_Text">pip install Adafruit_DHT</text:p>
      <text:p text:style-name="Preformatted_20_Text">pip install gpiozero</text:p>
      <text:p text:style-name="Preformatted_20_Text"/>
      <text:p text:style-name="Preformatted_20_Text">uruchomienie DHT11-diody</text:p>
      <text:p text:style-name="Preformatted_20_Text"/>
      <text:p text:style-name="Preformatted_20_Text">pip install --upgrade pip setuptools wheel</text:p>
      <text:p text:style-name="Preformatted_20_Text">python AdafruitDHT 11 14</text:p>
      <text:p text:style-name="Preformatted_20_Text">chmod +x DHT11-diody.py</text:p>
      <text:p text:style-name="Preformatted_20_Text">python DHT11-diody.py</text:p>
      <text:p text:style-name="Preformatted_20_Text"/>
      <text:p text:style-name="Preformatted_20_Text"/>
      <text:p text:style-name="Preformatted_20_Text">#pi-hole</text:p>
      <text:p text:style-name="Preformatted_20_Text">sudo apt install apt-transport-https ca-certificates curl software-properties-common</text:p>
      <text:p text:style-name="Preformatted_20_Text">curl -fsSL https://download.docker.com/linux/raspbian/gpg | sudo apt-key add -</text:p>
      <text:p text:style-name="Preformatted_20_Text">echo "deb [arch=armhf] https://download.docker.com/linux/raspbian $(lsb_release -cs) stable" | sudo tee /etc/apt/sources.list.d/docker.list</text:p>
      <text:p text:style-name="Preformatted_20_Text">curl -fsSL https://get.docker.com -o get-docker.sh &amp;&amp; sudo sh get-docker.sh</text:p>
      <text:p text:style-name="Preformatted_20_Text">sudo systemctl status docker</text:p>
      <text:p text:style-name="Preformatted_20_Text">sudo usermod -aG docker $USER</text:p>
      <text:p text:style-name="Preformatted_20_Text">sudo reboot</text:p>
      <text:p text:style-name="Preformatted_20_Text"/>
      <text:p text:style-name="Preformatted_20_Text">192.168.100.164/admin</text:p>
      <text:p text:style-name="Preformatted_20_Text">h rrlz4sWv</text:p>
      <text:p text:style-name="Preformatted_20_Text"/>
      <text:p text:style-name="Preformatted_20_Text">sudo curl -L "https://github.com/docker/compose/releases/download/1.29.2/docker-compose-$(uname -s)-$(uname -m)" -o /usr/local/bin/docker-compose</text:p>
      <text:p text:style-name="Preformatted_20_Text"/>
      <text:p text:style-name="Preformatted_20_Text">#niby nie zadziałało ale w pi-hole widac dockera</text:p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Helvetica Neue" svg:font-family="'Helvetica Neue', Helvetica, Arial, sans-serif"/>
    <style:font-face style:name="Menlo" svg:font-family="Menlo, Monaco, Consolas, 'Courier New', monospac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monospace" svg:font-family="monospace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12pt" fo:language="pl" fo:country="PL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pl" fo:country="PL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Noto Sans Mono" style:font-family-asian="'Noto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DejaVu Serif" fo:font-family="'DejaVu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Noto Sans Mono" style:font-family-asian="'Noto Sans Mono'" style:font-family-generic-asian="modern" style:font-pitch-asian="fixed" style:font-name-complex="DejaVu Sans Mono" style:font-family-complex="'DejaVu Sans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03T11:17:32.464963269</dc:date>
    <meta:editing-duration>PT4H24M38S</meta:editing-duration>
    <meta:editing-cycles>6</meta:editing-cycles>
    <meta:generator>LibreOffice/24.2.5.2$Linux_X86_64 LibreOffice_project/420$Build-2</meta:generator>
    <meta:document-statistic meta:table-count="0" meta:image-count="0" meta:object-count="0" meta:page-count="3" meta:paragraph-count="94" meta:word-count="593" meta:character-count="4010" meta:non-whitespace-character-count="3536"/>
  </office:meta>
</office:document-meta>
</file>